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  <style:text-properties officeooo:paragraph-rsid="001070df"/>
    </style:style>
    <style:style style:name="P3" style:family="paragraph" style:parent-style-name="Standard">
      <style:paragraph-properties fo:text-align="justify" style:justify-single-word="false"/>
      <style:text-properties officeooo:rsid="001070df" officeooo:paragraph-rsid="001070df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 style:list-style-name="L3">
      <style:paragraph-properties fo:text-align="justify" style:justify-single-word="false"/>
    </style:style>
    <style:style style:name="T1" style:family="text">
      <style:text-properties officeooo:rsid="001070df"/>
    </style:style>
    <style:style style:name="T2" style:family="text">
      <style:text-properties style:font-name="Arial"/>
    </style:style>
    <style:style style:name="T3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Arial" officeooo:rsid="001070df"/>
    </style:style>
    <style:style style:name="T5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3">Sprint Retrospective – Desafio Versionamento de código</text:span></text:p>
      <text:p text:style-name="P3"><text:span text:style-name="T2"/></text:p>
      <text:h text:style-name="P2" text:outline-level="3"><text:span text:style-name="T4">O que funcionou bem:</text:span></text:h>
      <text:list text:style-name="L1">
        <text:list-item>
          <text:p text:style-name="P4"><text:span text:style-name="T5">Qualidade do Código:</text:span> <text:span text:style-name="T1">As alterações foram feitas com êxito e o código funcionou como era esperado.</text:span></text:p>
        </text:list-item>
      </text:list>
      <text:h text:style-name="P1" text:outline-level="3">O que não funcionou bem:</text:h>
      <text:list text:style-name="L2">
        <text:list-item>
          <text:p text:style-name="P5"><text:span text:style-name="T5">Estimativas Iniciais:</text:span> <text:span text:style-name="T1">Algumas das ideias inicias sugeridas pelo usuário não foram levadas a adiante, por isso somente foram feitas as histórias 1 e 3 do usuário.</text:span></text:p>
        </text:list-item>
      </text:list>
      <text:h text:style-name="P1" text:outline-level="3">Sugestões de Melhoria:</text:h>
      <text:list text:style-name="L3">
        <text:list-item>
          <text:p text:style-name="P6"><text:span text:style-name="T5">Refinamento das Estimativas:</text:span> <text:span text:style-name="T4">Ter mais tempo para a execução das histórias de usuário para que todas pudessem ser realizadas dentro do prazo solicitado e não precisar descartar algum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9:22:44.666000000</meta:creation-date>
    <dc:date>2025-09-15T09:28:23.879000000</dc:date>
    <meta:editing-duration>PT5M40S</meta:editing-duration>
    <meta:editing-cycles>1</meta:editing-cycles>
    <meta:document-statistic meta:table-count="0" meta:image-count="0" meta:object-count="0" meta:page-count="1" meta:paragraph-count="7" meta:word-count="91" meta:character-count="565" meta:non-whitespace-character-count="482"/>
    <meta:generator>LibreOffice/24.2.6.1$Windows_X86_64 LibreOffice_project/08965265eed4ce5f50280e23b9c97bfe1cd44beb</meta:generator>
  </office:meta>
</office:document-meta>
</file>